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ca00c" officeooo:paragraph-rsid="023ca00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d3939" officeooo:paragraph-rsid="023d3939"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3" style:family="paragraph" style:parent-style-name="Standard">
      <style:paragraph-properties fo:line-height="200%" fo:text-align="center" style:justify-single-word="false"/>
      <style:text-properties fo:letter-spacing="0.035cm" officeooo:rsid="0017e0f6" officeooo:paragraph-rsid="0066a7cb"/>
    </style:style>
    <style:style style:name="P54"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5"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2" style:family="paragraph" style:parent-style-name="Standard" style:list-style-name="L4">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63" style:family="paragraph" style:parent-style-name="Standard" style:list-style-name="L4">
      <style:paragraph-properties fo:line-height="150%"/>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241187d" officeooo:paragraph-rsid="0241187d" style:font-size-asian="14pt" style:font-weight-asian="normal" style:font-size-complex="14pt" style:font-weight-complex="normal"/>
    </style:style>
    <style:style style:name="P65"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6"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7"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8"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9"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0"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1"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2"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3" style:family="paragraph">
      <loext:graphic-properties draw:fill-color="#2c3756"/>
    </style:style>
    <style:style style:name="P7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33d695"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55076"/>
    </style:style>
    <style:style style:name="T43" style:family="text">
      <style:text-properties officeooo:rsid="0237361d"/>
    </style:style>
    <style:style style:name="T44" style:family="text">
      <style:text-properties officeooo:rsid="02392411"/>
    </style:style>
    <style:style style:name="T45" style:family="text">
      <style:text-properties style:text-underline-style="none"/>
    </style:style>
    <style:style style:name="T46" style:family="text">
      <style:text-properties officeooo:rsid="023e301f"/>
    </style:style>
    <style:style style:name="T47" style:family="text">
      <style:text-properties officeooo:rsid="023fd7ac"/>
    </style:style>
    <style:style style:name="T48" style:family="text">
      <style:text-properties officeooo:rsid="0241187d"/>
    </style:style>
    <style:style style:name="T49" style:family="text">
      <style:text-properties officeooo:rsid="0241cb2f"/>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1">Plan de iteración</text:p>
      <text:p text:style-name="P52"><text:span text:style-name="T30">Fase de </text:span><text:span text:style-name="T31">construcción</text:span><text:span text:style-name="T30">:</text:span><text:span text:style-name="T28"> ITERACIÓN N.º </text:span><text:span text:style-name="T29">10</text:span></text:p>
      <text:p text:style-name="P53"><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0"><text:span text:style-name="T4">Proyecto </text:span><text:span text:style-name="T6">Colibrí</text:span></text:p>
      <text:p text:style-name="P32"/>
      <text:p text:style-name="P36">Asignatura</text:p>
      <text:p text:style-name="P32">Laboratorio de desarrollo de software</text:p>
      <text:p text:style-name="P32"/>
      <text:p text:style-name="P36">Autor<text:span text:style-name="T3">es</text:span></text:p>
      <text:p text:style-name="P34">Ariel Machini</text:p>
      <text:p text:style-name="P32"/>
      <text:p text:style-name="P36">Fecha de redacción</text:p>
      <text:p text:style-name="P35">08/04/2020</text:p>
      <text:p text:style-name="P54"><draw:custom-shape text:anchor-type="paragraph" draw:z-index="1" draw:name="Shape1" draw:style-name="gr2" draw:text-style-name="P7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6" svg:width="6.501cm" svg:height="18.5cm" svg:x="0.499cm" svg:y="0.75cm"><draw:text-box><text:p text:style-name="P75"><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5"><text:span text:style-name="T39">Plan de </text:span><text:span text:style-name="T40">i</text:span><text:span text:style-name="T39">teración</text:span></text:p>
      <text:p text:style-name="P33"/>
      <text:p text:style-name="P41">Resumen</text:p>
      <text:p text:style-name="P58">El presente plan de iteración se divide en tres partes: en la primera parte del mismo se hace una introducción al documento, especificando su alcance y su propósito.</text:p>
      <text:p text:style-name="P5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6"/>
      <text:p text:style-name="P39">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2">i</text:span>nicio </text:p>
          </table:table-cell>
          <table:table-cell table:style-name="Tabla1.A1" office:value-type="string">
            <text:p text:style-name="P16">Fecha de <text:span text:style-name="T34">finalización</text:span></text:p>
          </table:table-cell>
          <table:table-cell table:style-name="Tabla1.A1" office:value-type="string">
            <text:p text:style-name="P18">Fecha de <text:span text:style-name="T35">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0">🗎</text:p>
          </table:table-cell>
          <table:table-cell table:style-name="Tabla1.C2" office:value-type="string">
            <text:p text:style-name="P13">18/04/2020</text:p>
          </table:table-cell>
          <table:table-cell table:style-name="Tabla1.D2" office:value-type="string">
            <text:p text:style-name="P28"><text:span text:style-name="T42">18</text:span>/0<text:span text:style-name="T42">4</text:span>/2020</text:p>
          </table:table-cell>
          <table:table-cell table:style-name="Tabla1.E2" office:value-type="string">
            <text:p text:style-name="P28">Cinthia Lima</text:p>
          </table:table-cell>
        </table:table-row>
        <table:table-row table:style-name="Tabla1.2">
          <table:table-cell table:style-name="Tabla1.A2" office:value-type="string">
            <text:p text:style-name="P26">Implementar el <text:span text:style-name="T44">CU13</text:span> (Generar informes)</text:p>
          </table:table-cell>
          <table:table-cell table:style-name="Tabla1.B3" office:value-type="string">
            <text:p text:style-name="P11">11/04/2020</text:p>
          </table:table-cell>
          <table:table-cell table:style-name="Tabla1.C3" office:value-type="string">
            <text:p text:style-name="P12">17/04/<text:span text:style-name="T45">2020</text:span></text:p>
          </table:table-cell>
          <table:table-cell table:style-name="Tabla1.D3" office:value-type="string">
            <text:p text:style-name="P29"><text:span text:style-name="T42">18</text:span>/0<text:span text:style-name="T42">4</text:span>/2020</text:p>
          </table:table-cell>
          <table:table-cell table:style-name="Tabla1.E3" office:value-type="string">
            <text:p text:style-name="P30">Ariel Machini</text:p>
          </table:table-cell>
        </table:table-row>
        <table:table-row table:style-name="Tabla1.2">
          <table:table-cell table:style-name="Tabla1.A2" office:value-type="string">
            <text:p text:style-name="P24">Evaluación del plan de iteración</text:p>
          </table:table-cell>
          <table:table-cell table:style-name="Tabla1.B4" office:value-type="string">
            <text:p text:style-name="P13">1<text:span text:style-name="T46">8</text:span>/04/2020</text:p>
          </table:table-cell>
          <table:table-cell table:style-name="Tabla1.C4" office:value-type="string">
            <text:p text:style-name="P13">1<text:span text:style-name="T46">8</text:span>/04/2020</text:p>
          </table:table-cell>
          <table:table-cell table:style-name="Tabla1.D4" office:value-type="string">
            <text:p text:style-name="P29"><text:span text:style-name="T42">18</text:span>/0<text:span text:style-name="T42">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text:span><text:soft-page-break/><text:span text:style-name="T15">hace referencia en nombre de la tarea</text:span><text:span text:style-name="T13"> no fue creado en esta iteración </text:span><text:span text:style-name="T16">y solo esta siendo modificado o actualizado</text:span><text:span text:style-name="T13">.</text:span></text:p>
            <text:p text:style-name="P22"><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3"><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8"/>
      <text:p text:style-name="P40">Re<text:span text:style-name="T7">cursos</text:span></text:p>
      <text:p text:style-name="P59">Humanos:</text:p>
      <text:list xml:id="list3586028002" text:style-name="L1">
        <text:list-item>
          <text:p text:style-name="P71"><text:span text:style-name="T33">Dos</text:span> analistas:</text:p>
          <text:list>
            <text:list-item>
              <text:p text:style-name="P72">Lima, Cinthia.</text:p>
            </text:list-item>
            <text:list-item>
              <text:p text:style-name="P72">Machini, Ariel.</text:p>
            </text:list-item>
          </text:list>
        </text:list-item>
      </text:list>
      <text:p text:style-name="P56"/>
      <text:p text:style-name="P59">Ha<text:span text:style-name="T8">r</text:span>dware:</text:p>
      <text:list xml:id="list2520669566" text:style-name="L2">
        <text:list-item>
          <text:p text:style-name="P68">Notebook Lenovo Legion Y720.</text:p>
        </text:list-item>
        <text:list-item>
          <text:p text:style-name="P68">Notebook Banghó MAX G01.</text:p>
        </text:list-item>
      </text:list>
      <text:p text:style-name="P9"/>
      <text:p text:style-name="P8"><text:span text:style-name="T10">M</text:span><text:span text:style-name="T9">isceláneo:</text:span></text:p>
      <text:list xml:id="list1681798369" text:style-name="L3">
        <text:list-item>
          <text:p text:style-name="P69"><text:span text:style-name="T32">Acceso a </text:span>Internet.</text:p>
        </text:list-item>
        <text:list-item>
          <text:p text:style-name="P70">Repositorio <text:span text:style-name="T32">(</text:span>en GitHub<text:span text:style-name="T32">)</text:span>.</text:p>
        </text:list-item>
      </text:list>
      <text:p text:style-name="P57"/>
      <text:p text:style-name="P44">Objetivos alcanzados</text:p>
      <text:p text:style-name="P47">De las <text:span text:style-name="T47">tres (3) </text:span>tareas definidas se pudieron ejecutar y termina<text:span text:style-name="T38">r tres (3) </text:span>con éxito:</text:p>
      <text:list xml:id="list2234097622" text:style-name="L4">
        <text:list-item>
          <text:p text:style-name="P66">Continuar con la implementación del CU02 (Completar y enviar un formulario) para la aplicación móvil. Experimentar las implementaciones alternativas propuestas en la iteración anterior para la generación de campos.</text:p>
        </text:list-item>
        <text:list-item>
          <text:p text:style-name="P63">Implementar el CU13 (Generar informes).</text:p>
        </text:list-item>
        <text:list-item>
          <text:p text:style-name="P62">Evaluación del plan de iteración.</text:p>
        </text:list-item>
      </text:list>
      <text:p text:style-name="P49"/>
      <text:p text:style-name="P65"/>
      <text:p text:style-name="P67">Conclusión</text:p>
      <text:p text:style-name="P64">En términos generales, podemos decir que esta fue una iteración exitosa. <text:span text:style-name="T49">En esta iteración se pudo completar el CU02 (Completar y enviar un formulario) en la aplicación móvil, lo cual puede considerarse como un hito muy importante así como también se implementó el CU13 (Generar informes) en la aplicación web. Pese a que este último caso de uso se considera como terminado, queda pendiente llevar a cabo una reunión con los clientes para discutir sobre los detalles de su implementación con la finalidad de descubrir posibles cambios necesarios.</text:span></text:p>
      <text:p text:style-name="P48"/>
      <text:p text:style-name="P42">Estado del repositorio</text:p>
      <text:p text:style-name="P60"><text:span text:style-name="T5">Versión </text:span><text:span text:style-name="T27">inicial</text:span><text:span text:style-name="T5"> – </text:span><text:span text:style-name="T27">final</text:span><text:span text:style-name="T5">:</text:span> <text:span text:style-name="T43">273</text:span> – <text:span text:style-name="T48">281</text:span></text:p>
      <text:p text:style-name="P60"/>
      <text:p text:style-name="P43">Estado del repositorio <text:span text:style-name="T41">(aplicación móvil)</text:span></text:p>
      <text:p text:style-name="P61"><text:span text:style-name="T5">Versión </text:span><text:span text:style-name="T27">inicial</text:span><text:span text:style-name="T5"> – </text:span><text:span text:style-name="T27">final</text:span><text:span text:style-name="T5">:</text:span> <text:span text:style-name="T43">14</text:span> – <text:span text:style-name="T48">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20T12:58:44.056229581</dc:date>
    <meta:editing-duration>P1DT18H9S</meta:editing-duration>
    <meta:editing-cycles>447</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5" meta:word-count="527" meta:character-count="3328" meta:non-whitespace-character-count="2875"/>
  </office:meta>
</office:document-meta>
</file>